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ce1"/>
        <table:table-row table:style-name="ro1">
          <table:table-cell office:value-type="string" calcext:value-type="string">
            <text:p>NON-CON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fitrange smaller than</text:p>
          </table:table-cell>
          <table:table-cell office:value-type="string" calcext:value-type="string">
            <text:p>reciproc</text:p>
          </table:table-cell>
          <table:table-cell office:value-type="string" calcext:value-type="string">
            <text:p>delta reci</text:p>
          </table:table-cell>
          <table:table-cell office:value-type="string" calcext:value-type="string">
            <text:p>derived values</text:p>
          </table:table-cell>
          <table:table-cell office:value-type="string" calcext:value-type="string">
            <text:p>del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0299" calcext:value-type="float">
            <text:p>-1,0299</text:p>
          </table:table-cell>
          <table:table-cell office:value-type="float" office:value="0.0011" calcext:value-type="float">
            <text:p>0,001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table:formula="of:=1-[.B2]" office:value-type="float" office:value="2.0299" calcext:value-type="float">
            <text:p>2,0299</text:p>
          </table:table-cell>
          <table:table-cell table:formula="of:=[.C2]" office:value-type="float" office:value="0.0011" calcext:value-type="float">
            <text:p>0,00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0.9539" calcext:value-type="float">
            <text:p>-0,9539</text:p>
          </table:table-cell>
          <table:table-cell office:value-type="float" office:value="0.0113" calcext:value-type="float">
            <text:p>0,0113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table:formula="of:=1-[.B3]" office:value-type="float" office:value="1.9539" calcext:value-type="float">
            <text:p>1,9539</text:p>
          </table:table-cell>
          <table:table-cell table:formula="of:=[.C3]" office:value-type="float" office:value="0.0113" calcext:value-type="float">
            <text:p>0,01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583" calcext:value-type="float">
            <text:p>-1,583</text:p>
          </table:table-cell>
          <table:table-cell office:value-type="float" office:value="0.1138" calcext:value-type="float">
            <text:p>0,1138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table:formula="of:=1-[.B4]" office:value-type="float" office:value="2.583" calcext:value-type="float">
            <text:p>2,5830</text:p>
          </table:table-cell>
          <table:table-cell table:formula="of:=[.C4]" office:value-type="float" office:value="0.1138" calcext:value-type="float">
            <text:p>0,11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502" calcext:value-type="float">
            <text:p>1,502</text:p>
          </table:table-cell>
          <table:table-cell office:value-type="float" office:value="0.0049" calcext:value-type="float">
            <text:p>0,0049</text:p>
          </table:table-cell>
          <table:table-cell office:value-type="float" office:value="2.25" calcext:value-type="float">
            <text:p>2,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688" calcext:value-type="float">
            <text:p>0,6688</text:p>
          </table:table-cell>
          <table:table-cell office:value-type="float" office:value="0.0009" calcext:value-type="float">
            <text:p>0,0009</text:p>
          </table:table-cell>
          <table:table-cell office:value-type="float" office:value="3" calcext:value-type="float">
            <text:p>3</text:p>
          </table:table-cell>
          <table:table-cell table:formula="of:=1/[.B6]" office:value-type="float" office:value="1.49521531100478" calcext:value-type="float">
            <text:p>1,4952</text:p>
          </table:table-cell>
          <table:table-cell table:formula="of:=1/([.B6])^2 *[.C6]" office:value-type="float" office:value="0.00201210194363682" calcext:value-type="float">
            <text:p>0,0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979" calcext:value-type="float">
            <text:p>1,7979</text:p>
          </table:table-cell>
          <table:table-cell office:value-type="float" office:value="0.02" calcext:value-type="float">
            <text:p>0,02</text:p>
          </table:table-cell>
          <table:table-cell office:value-type="float" office:value="1.2" calcext:value-type="float">
            <text:p>1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505" calcext:value-type="float">
            <text:p>0,5505</text:p>
          </table:table-cell>
          <table:table-cell office:value-type="float" office:value="0.0014" calcext:value-type="float">
            <text:p>0,0014</text:p>
          </table:table-cell>
          <table:table-cell office:value-type="float" office:value="2.8" calcext:value-type="float">
            <text:p>2,8</text:p>
          </table:table-cell>
          <table:table-cell table:formula="of:=1/[.B8]" office:value-type="float" office:value="1.81653042688465" calcext:value-type="float">
            <text:p>1,8165</text:p>
          </table:table-cell>
          <table:table-cell table:formula="of:=1/([.B8])^2 *[.C8]" office:value-type="float" office:value="0.00461969590851682" calcext:value-type="float">
            <text:p>0,0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22" calcext:value-type="float">
            <text:p>1,22</text:p>
          </table:table-cell>
          <table:table-cell office:value-type="float" office:value="0.0167" calcext:value-type="float">
            <text:p>0,0167</text:p>
          </table:table-cell>
          <table:table-cell office:value-type="float" office:value="1.2" calcext:value-type="float">
            <text:p>1,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3" calcext:value-type="float">
            <text:p>0,8073</text:p>
          </table:table-cell>
          <table:table-cell office:value-type="float" office:value="0.0093" calcext:value-type="float">
            <text:p>0,0093</text:p>
          </table:table-cell>
          <table:table-cell office:value-type="float" office:value="1.8" calcext:value-type="float">
            <text:p>1,8</text:p>
          </table:table-cell>
          <table:table-cell table:formula="of:=1/[.B10]" office:value-type="float" office:value="1.2386968908708" calcext:value-type="float">
            <text:p>1,2387</text:p>
          </table:table-cell>
          <table:table-cell table:formula="of:=1/([.B10])^2 *[.C10]" office:value-type="float" office:value="0.0142696408833129" calcext:value-type="float">
            <text:p>0,0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5]*[.B9]" office:value-type="float" office:value="1.83244" calcext:value-type="float">
            <text:p>1,8324</text:p>
          </table:table-cell>
          <table:table-cell table:formula="of:=SQRT(([.B5]*[.C9])^2+([.B9]*[.C5])^2)" office:value-type="float" office:value="0.0257859155268918" calcext:value-type="float">
            <text:p>0,02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4]-2)/[.B9]" office:value-type="float" office:value="2.47786885245902" calcext:value-type="float">
            <text:p>2,4779</text:p>
          </table:table-cell>
          <table:table-cell table:formula="of:=SQRT(([.H4]/[.B9])^2+([.G4]*[.C9]/([.B9])^2)^2)" office:value-type="float" office:value="0.0976772361080408" calcext:value-type="float">
            <text:p>0,0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4]-2)/[.B7]" office:value-type="float" office:value="2.32426720062295" calcext:value-type="float">
            <text:p>2,3243</text:p>
          </table:table-cell>
          <table:table-cell table:formula="of:=SQRT(([.H4]/[.B7])^2+([.G4]*[.C7]/([.B7])^2)^2)" office:value-type="float" office:value="0.0652825194043668" calcext:value-type="float">
            <text:p>0,06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NSERVATIVE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-tau</text:p>
          </table:table-cell>
          <table:table-cell office:value-type="float" office:value="-1.2895" calcext:value-type="float">
            <text:p>-1,2895</text:p>
          </table:table-cell>
          <table:table-cell office:value-type="float" office:value="0.0074" calcext:value-type="float">
            <text:p>0,0074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/>
          <table:table-cell table:formula="of:=1-[.B16]" office:value-type="float" office:value="2.2895" calcext:value-type="float">
            <text:p>2,2895</text:p>
          </table:table-cell>
          <table:table-cell table:formula="of:=[.C16]" office:value-type="float" office:value="0.0074" calcext:value-type="float">
            <text:p>0,0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alpha</text:p>
          </table:table-cell>
          <table:table-cell office:value-type="float" office:value="-1.3102" calcext:value-type="float">
            <text:p>-1,3102</text:p>
          </table:table-cell>
          <table:table-cell office:value-type="float" office:value="0.0146" calcext:value-type="float">
            <text:p>0,0146</text:p>
          </table:table-cell>
          <table:table-cell office:value-type="float" office:value="1.5" calcext:value-type="float">
            <text:p>1,5</text:p>
          </table:table-cell>
          <table:table-cell table:style-name="Default"/>
          <table:table-cell/>
          <table:table-cell table:formula="of:=1-[.B17]" office:value-type="float" office:value="2.3102" calcext:value-type="float">
            <text:p>2,3102</text:p>
          </table:table-cell>
          <table:table-cell table:formula="of:=[.C17]" office:value-type="float" office:value="0.0146" calcext:value-type="float">
            <text:p>0,0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-lambda</text:p>
          </table:table-cell>
          <table:table-cell office:value-type="float" office:value="-1.9952" calcext:value-type="float">
            <text:p>-1,9952</text:p>
          </table:table-cell>
          <table:table-cell office:value-type="float" office:value="0.1499" calcext:value-type="float">
            <text:p>0,149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1-[.B18]" office:value-type="float" office:value="2.9952" calcext:value-type="float">
            <text:p>2,9952</text:p>
          </table:table-cell>
          <table:table-cell table:formula="of:=[.C18]" office:value-type="float" office:value="0.1499" calcext:value-type="float">
            <text:p>0,14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ma_1</text:p>
          </table:table-cell>
          <table:table-cell office:value-type="float" office:value="1.4327" calcext:value-type="float">
            <text:p>1,4327</text:p>
          </table:table-cell>
          <table:table-cell office:value-type="float" office:value="0.0056" calcext:value-type="float">
            <text:p>0,0056</text:p>
          </table:table-cell>
          <table:table-cell office:value-type="float" office:value="2.1" calcext:value-type="float">
            <text:p>2,1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/gamma_1</text:p>
          </table:table-cell>
          <table:table-cell office:value-type="float" office:value="0.6915" calcext:value-type="float">
            <text:p>0,6915</text:p>
          </table:table-cell>
          <table:table-cell office:value-type="float" office:value="0.0028" calcext:value-type="float">
            <text:p>0,0028</text:p>
          </table:table-cell>
          <table:table-cell office:value-type="float" office:value="2.5" calcext:value-type="float">
            <text:p>2,5</text:p>
          </table:table-cell>
          <table:table-cell table:formula="of:=1/[.B20]" office:value-type="float" office:value="1.44613159797542" calcext:value-type="float">
            <text:p>1,4461</text:p>
          </table:table-cell>
          <table:table-cell table:formula="of:=1/([.B20])^2 *[.C20]" office:value-type="float" office:value="0.0058556304762562" calcext:value-type="float">
            <text:p>0,00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office:value-type="float" office:value="1.7441" calcext:value-type="float">
            <text:p>1,7441</text:p>
          </table:table-cell>
          <table:table-cell office:value-type="float" office:value="0.014" calcext:value-type="float">
            <text:p>0,014</text:p>
          </table:table-cell>
          <table:table-cell office:value-type="float" office:value="1.3" calcext:value-type="float">
            <text:p>1,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2</text:p>
          </table:table-cell>
          <table:table-cell office:value-type="float" office:value="0.5867" calcext:value-type="float">
            <text:p>0,5867</text:p>
          </table:table-cell>
          <table:table-cell office:value-type="float" office:value="0.0037" calcext:value-type="float">
            <text:p>0,0037</text:p>
          </table:table-cell>
          <table:table-cell office:value-type="float" office:value="2" calcext:value-type="float">
            <text:p>2</text:p>
          </table:table-cell>
          <table:table-cell table:formula="of:=1/[.B22]" office:value-type="float" office:value="1.70444861087438" calcext:value-type="float">
            <text:p>1,7044</text:p>
          </table:table-cell>
          <table:table-cell table:formula="of:=1/([.B22])^2 *[.C22]" office:value-type="float" office:value="0.010749036748313" calcext:value-type="float">
            <text:p>0,0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3</text:p>
          </table:table-cell>
          <table:table-cell office:value-type="float" office:value="1.1916" calcext:value-type="float">
            <text:p>1,1916</text:p>
          </table:table-cell>
          <table:table-cell office:value-type="float" office:value="0.0082" calcext:value-type="float">
            <text:p>0,0082</text:p>
          </table:table-cell>
          <table:table-cell office:value-type="float" office:value="1.4" calcext:value-type="float">
            <text:p>1,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gamma_3</text:p>
          </table:table-cell>
          <table:table-cell office:value-type="float" office:value="0.8077" calcext:value-type="float">
            <text:p>0,8077</text:p>
          </table:table-cell>
          <table:table-cell office:value-type="float" office:value="0.0162" calcext:value-type="float">
            <text:p>0,0162</text:p>
          </table:table-cell>
          <table:table-cell office:value-type="float" office:value="1.6" calcext:value-type="float">
            <text:p>1,6</text:p>
          </table:table-cell>
          <table:table-cell table:formula="of:=1/[.B24]" office:value-type="float" office:value="1.23808344682432" calcext:value-type="float">
            <text:p>1,2381</text:p>
          </table:table-cell>
          <table:table-cell table:formula="of:=1/([.B24])^2 *[.C24]" office:value-type="float" office:value="0.0248321800650661" calcext:value-type="float">
            <text:p>0,0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ma_2</text:p>
          </table:table-cell>
          <table:table-cell table:number-columns-repeated="3"/>
          <table:table-cell table:style-name="Default"/>
          <table:table-cell/>
          <table:table-cell table:formula="of:=[.B19]*[.B23]" office:value-type="float" office:value="1.70720532" calcext:value-type="float">
            <text:p>1,7072</text:p>
          </table:table-cell>
          <table:table-cell table:formula="of:=SQRT(([.B19]*[.C23])^2+([.B23]*[.C19])^2)" office:value-type="float" office:value="0.0135110025024496" calcext:value-type="float">
            <text:p>0,0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3"/>
          <table:table-cell table:style-name="Default"/>
          <table:table-cell/>
          <table:table-cell table:formula="of:=2+([.G18]-2)/[.B23]" office:value-type="float" office:value="2.8351795904666" calcext:value-type="float">
            <text:p>2,8352</text:p>
          </table:table-cell>
          <table:table-cell table:formula="of:=SQRT(([.H18]/[.B23])^2+([.G18]*[.C23]/([.B23])^2)^2)" office:value-type="float" office:value="0.126980882630729" calcext:value-type="float">
            <text:p>0,12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u</text:p>
          </table:table-cell>
          <table:table-cell table:number-columns-repeated="3"/>
          <table:table-cell table:style-name="Default"/>
          <table:table-cell/>
          <table:table-cell table:formula="of:=2+([.G18]-2)/[.B21]" office:value-type="float" office:value="2.57060948340118" calcext:value-type="float">
            <text:p>2,5706</text:p>
          </table:table-cell>
          <table:table-cell table:formula="of:=SQRT(([.H18]/[.B21])^2+([.G18]*[.C21]/([.B21])^2)^2)" office:value-type="float" office:value="0.0870453949747011" calcext:value-type="float">
            <text:p>0,0870</text:p>
          </table:table-cell>
          <table:table-cell table:number-columns-repeated="7"/>
        </table:table-row>
        <table:table-row table:style-name="ro1" table:number-rows-repeated="104854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.00.0000</text:date>, <text:time style:data-style-name="N2" text:time-value="17:58:31.3295028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1:22:59.483753480</meta:creation-date>
    <meta:generator>LibreOffice/6.0.7.3$Linux_X86_64 LibreOffice_project/00m0$Build-3</meta:generator>
    <dc:date>2020-03-05T19:32:07.460761807</dc:date>
    <meta:editing-duration>PT1H34M37S</meta:editing-duration>
    <meta:editing-cycles>8</meta:editing-cycles>
    <meta:document-statistic meta:table-count="1" meta:cell-count="123" meta:object-count="0"/>
  </office:meta>
</office:document-meta>
</file>